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102.64pt"/>
    </style:style>
    <style:style style:name="co8" style:family="table-column">
      <style:table-column-properties fo:break-before="auto" style:column-width="80.25pt"/>
    </style:style>
    <style:style style:name="co9" style:family="table-column">
      <style:table-column-properties fo:break-before="auto" style:column-width="91.84pt"/>
    </style:style>
    <style:style style:name="co10" style:family="table-column">
      <style:table-column-properties fo:break-before="auto" style:column-width="104.94pt"/>
    </style:style>
    <style:style style:name="co11" style:family="table-column">
      <style:table-column-properties fo:break-before="auto" style:column-width="155.14pt"/>
    </style:style>
    <style:style style:name="co12" style:family="table-column">
      <style:table-column-properties fo:break-before="auto" style:column-width="182.15pt"/>
    </style:style>
    <style:style style:name="co13" style:family="table-column">
      <style:table-column-properties fo:break-before="auto" style:column-width="141.25pt"/>
    </style:style>
    <style:style style:name="co14" style:family="table-column">
      <style:table-column-properties fo:break-before="auto" style:column-width="133.51pt"/>
    </style:style>
    <style:style style:name="co15" style:family="table-column">
      <style:table-column-properties fo:break-before="auto" style:column-width="213.79pt"/>
    </style:style>
    <style:style style:name="co16" style:family="table-column">
      <style:table-column-properties fo:break-before="auto" style:column-width="443.1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test acc</text:p>
          </table:table-cell>
          <table:table-cell office:value-type="string" calcext:value-type="string">
            <text:p>train acc</text:p>
          </table:table-cell>
          <table:table-cell office:value-type="string" calcext:value-type="string">
            <text:p>input len (sec)</text:p>
          </table:table-cell>
          <table:table-cell office:value-type="string" calcext:value-type="string">
            <text:p>embedding layer</text:p>
          </table:table-cell>
          <table:table-cell office:value-type="string" calcext:value-type="string">
            <text:p>cnn: filer size</text:p>
          </table:table-cell>
          <table:table-cell office:value-type="string" calcext:value-type="string">
            <text:p>cnn:# of filters</text:p>
          </table:table-cell>
          <table:table-cell office:value-type="string" calcext:value-type="string">
            <text:p>cnn overlapping filters</text:p>
          </table:table-cell>
          <table:table-cell office:value-type="string" calcext:value-type="string">
            <text:p>hidden neurons </text:p>
          </table:table-cell>
          <table:table-cell office:value-type="string" calcext:value-type="string">
            <text:p>max pooling</text:p>
          </table:table-cell>
          <table:table-cell office:value-type="string" calcext:value-type="string">
            <text:p>mean pooling</text:p>
          </table:table-cell>
          <table:table-cell office:value-type="string" calcext:value-type="string">
            <text:p>last pooling</text:p>
          </table:table-cell>
          <table:table-cell office:value-type="string" calcext:value-type="string">
            <text:p>other poolings</text:p>
          </table:table-cell>
          <table:table-cell office:value-type="string" calcext:value-type="string">
            <text:p>timeDistributredLayer</text:p>
          </table:table-cell>
          <table:table-cell office:value-type="string" calcext:value-type="string">
            <text:p>fully connected layers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 of peaple</text:p>
          </table:table-cell>
          <table:table-cell office:value-type="string" calcext:value-type="string">
            <text:p># of activities</text:p>
          </table:table-cell>
          <table:table-cell office:value-type="string" calcext:value-type="string">
            <text:p>overlapping segments at input </text:p>
          </table:table-cell>
          <table:table-cell office:value-type="string" calcext:value-type="string">
            <text:p>Dropout / keep propability</text:p>
          </table:table-cell>
          <table:table-cell office:value-type="string" calcext:value-type="string">
            <text:p>extra explanation</text:p>
          </table:table-cell>
          <table:table-cell office:value-type="string" calcext:value-type="string">
            <text:p>precision and recall score for different classes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table:style-name="ce1" office:value-type="percentage" office:value="0.5" calcext:value-type="percentage">
            <text:p>50.00%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71" calcext:value-type="float">
            <text:p>0.7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unnormalized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2" calcext:value-type="float">
            <text:p>0.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93" calcext:value-type="float">
            <text:p>0.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2,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1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98" calcext:value-type="float">
            <text:p>0.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7" calcext:value-type="float">
            <text:p>0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cnn / 0.75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85" calcext:value-type="float">
            <text:p>0.8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2" table:number-rows-spanned="1">
            <text:p>slow learning (process eliminated)</text:p>
          </table:table-cell>
          <table:covered-table-cell/>
          <table:table-cell office:value-type="float" office:value="10" calcext:value-type="float">
            <text:p>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2 neurons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25" calcext:value-type="float">
            <text:p>0.82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string" calcext:value-type="string">
            <text:p>-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6, 3) + bug fi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rf( normalization method 2 )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94" calcext:value-type="float">
            <text:p>0.94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3" calcext:value-type="float">
            <text:p>0.8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.86" calcext:value-type="float">
            <text:p>0.86</text:p>
          </table:table-cell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6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ll rnn ouput to fc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8" calcext:value-type="float">
            <text:p>0.83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string" calcext:value-type="string">
            <text:p>3 *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Using 3 separate RNNs</text:p>
          </table:table-cell>
          <table:table-cell/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88" calcext:value-type="float">
            <text:p>0.8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5, 1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4 neuro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table:number-columns-repeated="2"/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0.9" calcext:value-type="float">
            <text:p>0.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ectional rnn</text:p>
          </table:table-cell>
          <table:table-cell/>
        </table:table-row>
        <table:table-row table:style-name="ro1">
          <table:table-cell office:value-type="float" office:value="0.857" calcext:value-type="float">
            <text:p>0.857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/>
        </table:table-row>
        <table:table-row table:style-name="ro1">
          <table:table-cell office:value-type="float" office:value="0.854" calcext:value-type="float">
            <text:p>0.854</text:p>
          </table:table-cell>
          <table:table-cell office:value-type="float" office:value="0.97" calcext:value-type="float">
            <text:p>0.9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 instead of AdaDelta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98" calcext:value-type="float">
            <text:p>0.98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mhealth (no normalization)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451489 0.52777778 0.54545455 0.74683544 0.51428571 0.3684210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46666667 0.35294118 0.45098039 0.39189189 0.46031746 0.47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14285714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6518595 0.55072464 0.44444444 0.77631579 0.24657534 0.1707317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38888889 0.30508475 0.28395062 0.44615385 0.38666667 0.55072464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( 5 classes with most data instances)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90677966 0.87218045 0.95044248 0.98392283 0.47222222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2774566 0.84057971 0.95551601 0.97607656 0.4594594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1724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431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357. <text:s text:c="2"/>0. 131. <text:s text:c="2"/>0. <text:s text:c="2"/>0. 592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605. <text:s text:c="2"/>0. <text:s/>39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82. <text:s text:c="2"/>0. <text:s/>33. <text:s text:c="2"/>0. <text:s text:c="2"/>0. 149. <text:s text:c="2"/>0. <text:s text:c="2"/>0. <text:s text:c="2"/>0. <text:s text:c="2"/>0. <text:s text:c="2"/>0. <text:s text:c="2"/>0. <text:s text:c="2"/>0. <text:s text:c="2"/>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3"/>0. <text:s text:c="2"/>0. 160. <text:s text:c="2"/>0. <text:s text:c="2"/>7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ours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80555556 0.84722222 0.98484848 0.80597015 0.80597015 0.558441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84482759 0.65306122 0.8313253 <text:s/>0.61038961 0.710144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90625 <text:s text:c="3"/>0.81333333 1. <text:s text:c="8"/>0.94736842 0.7012987 <text:s/>0.7288135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9032258 0.42105263 0.94520548 0.67142857 0.62025316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7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1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69. 75. 74. 67. 74. 70. 67. 64. 75. 74. 73. <text:s/>0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0. 21. 15. 16. 23. 20. 12. 19. 22. 15. 16. 17. <text:s/>0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85" calcext:value-type="float">
            <text:p>0.8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hest( normalization method 2 )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65971317 0.3501199 <text:s/>0.81959379 0.64212329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5522388 0.28239845 0.83050847 0.58915947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398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996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 text:c="2"/>0. 1327. <text:s text:c="3"/>0. <text:s/>494. <text:s/>825. <text:s text:c="3"/>0. <text:s text:c="3"/>0. 1337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 <text:s/>0. 371. <text:s text:c="2"/>0. 132. 175. <text:s text:c="2"/>0. <text:s text:c="2"/>0. 318.]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93" calcext:value-type="float">
            <text:p>0.93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Bidir + AdamOptimizer</text:p>
          </table:table-cell>
          <table:table-cell office:value-type="string" calcext:value-type="string">
            <text:p>test precision score: <text:s/>[0.59467097 0.91105769 0.75 <text:s text:c="6"/>0.6022409 <text:s/>0.63850688 0.8585365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2704082 0.71291866 0.33918129 0.31550802 0.40869565 0.5511221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65168539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70209724 0.86136364 0.75694444 0.53349876 0.62260536 0.8543689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77445652 0.71634615 0.21969697 0.2718894 <text:s/>0.37203166 0.39605735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58 <text:s text:c="5"/>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~~~~~~~~~~~~~~~~~~~ analyzing test, train data: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rain samples: 25608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samples: 640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8326. 1684. 1680. 1689. 2106. <text:s/>879. 1446. 1704. 1031. <text:s/>922. 1528. 2170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2"/>443.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[2046. <text:s/>460. <text:s/>382. <text:s/>426. <text:s/>550. <text:s/>216. <text:s/>386. <text:s/>389. <text:s/>279. <text:s/>253. <text:s/>423. <text:s/>485.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 text:c="2"/>108.]</text:p>
          </table:table-cell>
        </table:table-row>
        <table:table-row table:style-name="ro2">
          <table:table-cell table:number-columns-repeated="22"/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96" calcext:value-type="float">
            <text:p>0.9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30, 1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table:number-columns-repeated="3" office:value-type="string" calcext:value-type="string">
            <text:p>y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3 * 64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pamap2( no normalization )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@ fc + time_distributed / 0.9</text:p>
          </table:table-cell>
          <table:table-cell office:value-type="string" calcext:value-type="string">
            <text:p>3 consecutive RNNs + AdamOptimizer</text:p>
          </table:table-cell>
          <table:table-cell office:value-type="string" calcext:value-type="string">
            <text:p>test precision score: <text:s/>[0.80508475 0.8115942 <text:s/>0.66666667 0.51515152 0.86935484 0.8241758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53846154 1. <text:s text:c="8"/>0.6 <text:s text:c="7"/>0.33333333 0.68571429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71014493 0.97012302 0.50877193]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test recall score: <text:s/>[0.85843373 0.75167785 0.66666667 0.47222222 0.91047297 0.85227273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75 <text:s text:c="5"/>0.91666667 0.4137931 <text:s/>0.25 <text:s text:c="6"/>0.61538462</text:p>
          </table:table-cell>
        </table:table-row>
        <table:table-row table:style-name="ro1">
          <table:table-cell table:number-columns-repeated="21"/>
          <table:table-cell office:value-type="string" calcext:value-type="string">
            <text:p><text:s/>0. <text:s text:c="8"/>0.85714286 0.48039216 0.97183099 0.53703704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 style:data-style-name="N2" text:time-value="11:30:43.679242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4:45:28.779694298</meta:creation-date>
    <dc:date>2019-07-30T11:34:49.889436917</dc:date>
    <meta:editing-duration>PT8H18M58S</meta:editing-duration>
    <meta:editing-cycles>55</meta:editing-cycles>
    <meta:generator>LibreOffice/6.0.7.3$Linux_X86_64 LibreOffice_project/00m0$Build-3</meta:generator>
    <meta:document-statistic meta:table-count="1" meta:cell-count="886" meta:object-count="0"/>
  </office:meta>
</office:document-meta>
</file>